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1">Zaśpiewam Bogu</text:span><text:span text:style-name="T1"><text:line-break/></text:span><text:span text:style-name="T1">w moim cierpieniu</text:span><text:span text:style-name="T1"><text:line-break/></text:span><text:span text:style-name="T1">Zaśpiewam Panu</text:span><text:span text:style-name="T1"><text:line-break/></text:span><text:span text:style-name="T1">w mym utrapieniu</text:span><text:span text:style-name="T1"><text:line-break/></text:span><text:span text:style-name="T1">Jemu zaufam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Ani cierpienie, </text:span><text:span text:style-name="T1">ani choroby,</text:span><text:span text:style-name="T1"><text:line-break/></text:span><text:span text:style-name="T1">ani prześladowania</text:span><text:span text:style-name="T1"><text:line-break/></text:span><text:span text:style-name="T1">Nie odłączą mnie od Boga</text:span><text:span text:style-name="T1"><text:line-break/></text:span><text:span text:style-name="T1">mego Zbawcy</text:span><text:span text:style-name="T1"><text:line-break/></text:span><text:span text:style-name="T1">Ani utrata majątku, ani zysk,</text:span><text:span text:style-name="T1"><text:line-break/></text:span><text:span text:style-name="T1">ani nawet śmierć</text:span><text:span text:style-name="T1"><text:line-break/></text:span><text:span text:style-name="T1">Nie odłączą mnie</text:span><text:span text:style-name="T1"><text:line-break/></text:span><text:span text:style-name="T1">od Jego miłoś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śpiewam Bogu</text:span><text:span text:style-name="T1"><text:line-break/></text:span><text:span text:style-name="T1">w moim cierpieniu</text:span><text:span text:style-name="T1"><text:line-break/></text:span><text:span text:style-name="T1">Zaśpiewam Panu</text:span><text:span text:style-name="T1"><text:line-break/></text:span><text:span text:style-name="T1">w mym utrapieniu</text:span><text:span text:style-name="T1"><text:line-break/></text:span><text:span text:style-name="T1">Jemu zaufam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2. Moje cierpienie</text:span><text:span text:style-name="T1"><text:line-break/></text:span><text:span text:style-name="T1">jest skarbem,</text:span><text:span text:style-name="T1"><text:line-break/></text:span><text:span text:style-name="T1">drogocenną zdobyczą</text:span><text:span text:style-name="T1"><text:line-break/></text:span><text:span text:style-name="T1">Ofiarowaną</text:span><text:span text:style-name="T1"><text:line-break/></text:span><text:span text:style-name="T1">wraz z Chrystusem za braci</text:span><text:span text:style-name="T1"><text:line-break/></text:span><text:span text:style-name="T1">Jest ono także darem</text:span><text:span text:style-name="T1"><text:line-break/></text:span><text:span text:style-name="T1">bratniej miłości</text:span><text:span text:style-name="T1"><text:line-break/></text:span><text:span text:style-name="T1">Ofiarą z siebie dla inny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śpiewam Bogu</text:span><text:span text:style-name="T1"><text:line-break/></text:span><text:span text:style-name="T1">w moim cierpieniu</text:span><text:span text:style-name="T1"><text:line-break/></text:span><text:span text:style-name="T1">Zaśpiewam Panu</text:span><text:span text:style-name="T1"><text:line-break/></text:span><text:span text:style-name="T1">w mym utrapieniu</text:span><text:span text:style-name="T1"><text:line-break/></text:span><text:span text:style-name="T1">Jemu zaufam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o cierpienie</text:span><text:span text:style-name="T1"><text:line-break/></text:span><text:span text:style-name="T1">jest </text:span><text:span text:style-name="T1">moim przejściem</text:span><text:span text:style-name="T1"><text:line-break/></text:span><text:span text:style-name="T1">do krainy życia</text:span><text:span text:style-name="T1"><text:line-break/></text:span><text:span text:style-name="T1">W której spotkam mego Pana,</text:span><text:span text:style-name="T1"><text:line-break/></text:span><text:span text:style-name="T1">mego Zbawcę, mego Kró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W tym cierpieniu</text:span><text:span text:style-name="T1"><text:line-break/></text:span><text:span text:style-name="T1">razem z Chrystusem</text:span><text:span text:style-name="T1"><text:line-break/></text:span><text:span text:style-name="T1">doświadczę</text:span><text:span text:style-name="T1"><text:line-break/></text:span><text:span text:style-name="T1">zmartwychwstania</text:span><text:span text:style-name="T1"><text:line-break/></text:span><text:span text:style-name="T1">Dzięki Jego</text:span><text:span text:style-name="T1"><text:line-break/></text:span><text:span text:style-name="T1">powstaniu do życia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aśpiewam Bogu</text:span><text:span text:style-name="T1"><text:line-break/></text:span><text:span text:style-name="T1">w moim cierpieniu</text:span><text:span text:style-name="T1"><text:line-break/></text:span><text:span text:style-name="T1">Zaśpiewam Panu</text:span><text:span text:style-name="T1"><text:line-break/></text:span><text:span text:style-name="T1">w mym utrapieniu</text:span><text:span text:style-name="T1"><text:line-break/></text:span><text:span text:style-name="T1">Jemu zaufam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7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7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8T14:28:11</meta:creation-date>
    <dc:creator>Rafał Talacha</dc:creator>
    <dc:date>2009-02-01T16:14:02</dc:date>
    <dc:language>pl-PL</dc:language>
    <meta:editing-cycles>5</meta:editing-cycles>
    <meta:editing-duration>PT9M8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